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5691" officeooo:paragraph-rsid="00075691"/>
    </style:style>
    <style:style style:name="P2" style:family="paragraph" style:parent-style-name="Standard">
      <style:text-properties officeooo:rsid="0008ea80" officeooo:paragraph-rsid="0008ea80"/>
    </style:style>
    <style:style style:name="P3" style:family="paragraph" style:parent-style-name="Standard">
      <style:text-properties officeooo:rsid="0008ea80" officeooo:paragraph-rsid="000b70f3"/>
    </style:style>
    <style:style style:name="P4" style:family="paragraph" style:parent-style-name="Standard">
      <style:text-properties officeooo:rsid="0008ea80" officeooo:paragraph-rsid="000e1a11"/>
    </style:style>
    <style:style style:name="P5" style:family="paragraph" style:parent-style-name="Standard">
      <style:text-properties officeooo:rsid="0008ea80" officeooo:paragraph-rsid="00104c7e"/>
    </style:style>
    <style:style style:name="P6" style:family="paragraph" style:parent-style-name="Standard">
      <style:text-properties officeooo:rsid="0008ea80" officeooo:paragraph-rsid="00120542"/>
    </style:style>
    <style:style style:name="P7" style:family="paragraph" style:parent-style-name="Standard">
      <style:text-properties officeooo:rsid="0008ea80" officeooo:paragraph-rsid="001e3d16"/>
    </style:style>
    <style:style style:name="P8" style:family="paragraph" style:parent-style-name="Standard">
      <style:text-properties officeooo:rsid="0008ea80" officeooo:paragraph-rsid="0020347f"/>
    </style:style>
    <style:style style:name="P9" style:family="paragraph" style:parent-style-name="Standard">
      <style:text-properties officeooo:rsid="0014c09c" officeooo:paragraph-rsid="0014c09c"/>
    </style:style>
    <style:style style:name="P10" style:family="paragraph" style:parent-style-name="Standard">
      <style:text-properties officeooo:rsid="00160b48" officeooo:paragraph-rsid="00160b48"/>
    </style:style>
    <style:style style:name="P11" style:family="paragraph" style:parent-style-name="Standard">
      <style:text-properties officeooo:rsid="0019cd0f" officeooo:paragraph-rsid="0019cd0f"/>
    </style:style>
    <style:style style:name="P12" style:family="paragraph" style:parent-style-name="Standard">
      <style:text-properties officeooo:rsid="001c91ad" officeooo:paragraph-rsid="0019cd0f"/>
    </style:style>
    <style:style style:name="P13" style:family="paragraph" style:parent-style-name="Standard">
      <style:text-properties officeooo:rsid="001c91ad" officeooo:paragraph-rsid="001c91ad"/>
    </style:style>
    <style:style style:name="P14" style:family="paragraph" style:parent-style-name="Standard">
      <style:text-properties officeooo:rsid="00245de0" officeooo:paragraph-rsid="00245de0"/>
    </style:style>
    <style:style style:name="P15" style:family="paragraph" style:parent-style-name="Standard">
      <style:text-properties officeooo:rsid="002531dc" officeooo:paragraph-rsid="002531dc"/>
    </style:style>
    <style:style style:name="P16" style:family="paragraph" style:parent-style-name="Standard">
      <style:text-properties officeooo:rsid="002531dc" officeooo:paragraph-rsid="002646ef"/>
    </style:style>
    <style:style style:name="P17" style:family="paragraph" style:parent-style-name="Standard">
      <style:text-properties officeooo:rsid="002aa39a" officeooo:paragraph-rsid="002aa39a"/>
    </style:style>
    <style:style style:name="P18" style:family="paragraph" style:parent-style-name="Standard">
      <style:text-properties officeooo:rsid="002c86ab" officeooo:paragraph-rsid="002c86ab"/>
    </style:style>
    <style:style style:name="P19" style:family="paragraph" style:parent-style-name="Standard">
      <style:text-properties officeooo:rsid="002c86ab" officeooo:paragraph-rsid="002e733e"/>
    </style:style>
    <style:style style:name="P20" style:family="paragraph" style:parent-style-name="Standard">
      <style:text-properties officeooo:rsid="002d6e20" officeooo:paragraph-rsid="002d6e20"/>
    </style:style>
    <style:style style:name="P21" style:family="paragraph" style:parent-style-name="Standard">
      <style:text-properties officeooo:rsid="002d6e20" officeooo:paragraph-rsid="002e733e"/>
    </style:style>
    <style:style style:name="P22" style:family="paragraph" style:parent-style-name="Standard">
      <style:text-properties officeooo:rsid="002e733e" officeooo:paragraph-rsid="002e733e"/>
    </style:style>
    <style:style style:name="P23" style:family="paragraph" style:parent-style-name="Standard">
      <style:text-properties officeooo:rsid="00312cbd" officeooo:paragraph-rsid="00312cbd"/>
    </style:style>
    <style:style style:name="P24" style:family="paragraph" style:parent-style-name="Standard">
      <style:text-properties officeooo:rsid="003282d8" officeooo:paragraph-rsid="003282d8"/>
    </style:style>
    <style:style style:name="P25" style:family="paragraph" style:parent-style-name="Standard">
      <style:text-properties officeooo:rsid="003375be" officeooo:paragraph-rsid="003375be"/>
    </style:style>
    <style:style style:name="P26" style:family="paragraph" style:parent-style-name="Standard">
      <style:text-properties officeooo:rsid="0034ece2" officeooo:paragraph-rsid="0034ece2"/>
    </style:style>
    <style:style style:name="P27" style:family="paragraph" style:parent-style-name="Standard">
      <style:text-properties officeooo:rsid="00362d24" officeooo:paragraph-rsid="00362d24"/>
    </style:style>
    <style:style style:name="P28" style:family="paragraph" style:parent-style-name="Standard">
      <style:text-properties officeooo:rsid="00365fe5" officeooo:paragraph-rsid="00365fe5"/>
    </style:style>
    <style:style style:name="T1" style:family="text">
      <style:text-properties officeooo:rsid="000a75af"/>
    </style:style>
    <style:style style:name="T2" style:family="text">
      <style:text-properties officeooo:rsid="000d1f07"/>
    </style:style>
    <style:style style:name="T3" style:family="text">
      <style:text-properties officeooo:rsid="000e1a11"/>
    </style:style>
    <style:style style:name="T4" style:family="text">
      <style:text-properties officeooo:rsid="00172c42"/>
    </style:style>
    <style:style style:name="T5" style:family="text">
      <style:text-properties officeooo:rsid="001e3d16"/>
    </style:style>
    <style:style style:name="T6" style:family="text">
      <style:text-properties officeooo:rsid="0020347f"/>
    </style:style>
    <style:style style:name="T7" style:family="text">
      <style:text-properties officeooo:rsid="0020482f"/>
    </style:style>
    <style:style style:name="T8" style:family="text">
      <style:text-properties officeooo:rsid="002550e9"/>
    </style:style>
    <style:style style:name="T9" style:family="text">
      <style:text-properties officeooo:rsid="002646ef"/>
    </style:style>
    <style:style style:name="T10" style:family="text">
      <style:text-properties officeooo:rsid="00280f26"/>
    </style:style>
    <style:style style:name="T11" style:family="text">
      <style:text-properties officeooo:rsid="002e733e"/>
    </style:style>
    <style:style style:name="T12" style:family="text">
      <style:text-properties officeooo:rsid="002f6541"/>
    </style:style>
    <style:style style:name="T13" style:family="text">
      <style:text-properties officeooo:rsid="002fd957"/>
    </style:style>
    <style:style style:name="T14" style:family="text">
      <style:text-properties officeooo:rsid="003200d6"/>
    </style:style>
    <style:style style:name="T15" style:family="text">
      <style:text-properties officeooo:rsid="00362d24"/>
    </style:style>
    <style:style style:name="T16" style:family="text">
      <style:text-properties officeooo:rsid="00364f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:</text:p>
      <text:p text:style-name="P3">0000 <text:span text:style-name="T1">001 010 011 000 <text:s text:c="2"/>--- r1 = r2+r3</text:span></text:p>
      <text:p text:style-name="P4"><text:span text:style-name="T2">0000 111 010 011 000 <text:s text:c="2"/>--- r7 = r2+r3</text:span></text:p>
      <text:p text:style-name="P4"/>
      <text:p text:style-name="P4"><text:span text:style-name="T3">ADC</text:span></text:p>
      <text:p text:style-name="P2"/>
      <text:p text:style-name="P5">0000 <text:span text:style-name="T1">001 010 011 010 <text:s text:c="2"/>--- <text:s/>if(C) <text:s/>r1 = <text:s/>r2+r3</text:span></text:p>
      <text:p text:style-name="P5"><text:span text:style-name="T2">0000 111 010 011 010 <text:s text:c="2"/>--- <text:s/>if(C) <text:s/>r7 = r2+r3</text:span> <text:s/></text:p>
      <text:p text:style-name="P5"/>
      <text:p text:style-name="P6"><text:span text:style-name="T3">ADZ</text:span></text:p>
      <text:p text:style-name="P6"/>
      <text:p text:style-name="P6">0000 <text:span text:style-name="T1">001 010 011 001 <text:s text:c="2"/>--- <text:s/>if(Z) <text:s/>r1 = <text:s/>r2+r3</text:span></text:p>
      <text:p text:style-name="P6"><text:span text:style-name="T2">0000 111 010 011 001 <text:s text:c="2"/>--- <text:s/>if(Z) <text:s/>r7 = r2+r3</text:span> <text:s/></text:p>
      <text:p text:style-name="P6"/>
      <text:p text:style-name="P9">ADI</text:p>
      <text:p text:style-name="P9"/>
      <text:p text:style-name="P10">0001 <text:span text:style-name="T4">010 011 000100 <text:s text:c="4"/>--- <text:s/>r2 = r3+ 4</text:span></text:p>
      <text:p text:style-name="P11">0001 010 111 000100 <text:s text:c="4"/>--- r2 = r7 +4</text:p>
      <text:p text:style-name="P12"/>
      <text:p text:style-name="P12"/>
      <text:p text:style-name="P13">NDU</text:p>
      <text:p text:style-name="P13"/>
      <text:p text:style-name="P7">00<text:span text:style-name="T5">1</text:span>0 <text:span text:style-name="T1">001 010 011 000 <text:s text:c="2"/>--- r1 = r2 nand r3</text:span></text:p>
      <text:p text:style-name="P7"><text:span text:style-name="T2">0010 111 010 011 000 <text:s text:c="2"/>--- r7 = r2 nand r3</text:span></text:p>
      <text:p text:style-name="P11"/>
      <text:p text:style-name="P8"><text:span text:style-name="T6">NDC</text:span></text:p>
      <text:p text:style-name="P8"/>
      <text:p text:style-name="P8">00<text:span text:style-name="T7">1</text:span>0 <text:span text:style-name="T1">001 010 011 010 <text:s text:c="2"/>--- <text:s/>if(C) <text:s/>r1 = <text:s/>r2 nand r3</text:span></text:p>
      <text:p text:style-name="P8"><text:span text:style-name="T2">0010 111 010 011 010 <text:s text:c="2"/>--- <text:s/>if(C) <text:s/>r7 = r2 nand r3</text:span> <text:s/></text:p>
      <text:p text:style-name="P8"/>
      <text:p text:style-name="P8"><text:span text:style-name="T6">NDZ</text:span></text:p>
      <text:p text:style-name="P8"/>
      <text:p text:style-name="P8">00<text:span text:style-name="T7">1</text:span>0 <text:span text:style-name="T1">001 010 011 001 <text:s text:c="2"/>--- <text:s/>if(Z) <text:s/>r1 = <text:s/>r2 nand r3</text:span></text:p>
      <text:p text:style-name="P8"><text:span text:style-name="T2">0010 111 010 011 001 <text:s text:c="2"/>--- <text:s/>if(Z) <text:s/>r7 = r2 nand r3</text:span> </text:p>
      <text:p text:style-name="P8"/>
      <text:p text:style-name="P8"/>
      <text:p text:style-name="P14">LHI</text:p>
      <text:p text:style-name="P14"/>
      <text:p text:style-name="P15">0011 000 100010001 <text:s text:c="2"/>--- <text:span text:style-name="T8">r0 = 1000100010000000</text:span></text:p>
      <text:p text:style-name="P16">0011 <text:span text:style-name="T9">111</text:span> <text:span text:style-name="T9">0</text:span>000<text:span text:style-name="T9">0</text:span>000<text:span text:style-name="T10">0</text:span> <text:s text:c="2"/>--- <text:span text:style-name="T8">r7 = 0000000000000000</text:span></text:p>
      <text:p text:style-name="P16"/>
      <text:p text:style-name="P16"/>
      <text:p text:style-name="P17">LW</text:p>
      <text:p text:style-name="P17"/>
      <text:p text:style-name="P18">0100 011 000 000011 <text:s text:c="3"/>-- <text:s text:c="2"/>r3 <text:s/><text:span text:style-name="T11">&lt;</text:span>-- (r0+ 000011)</text:p>
      <text:p text:style-name="P20">0100 111 011 <text:s/>000011 <text:s text:c="3"/>-- r7 <text:span text:style-name="T11">&lt;--</text:span> (r3+ 000011)</text:p>
      <text:p text:style-name="P20"/>
      <text:p text:style-name="P22">SW</text:p>
      <text:p text:style-name="P15"/>
      <text:p text:style-name="P15"/>
      <text:p text:style-name="P19">010<text:span text:style-name="T14">1</text:span> 011 000 00001<text:span text:style-name="T12">0</text:span> <text:s text:c="3"/>-- <text:s text:c="2"/>r3 <text:s/>--<text:span text:style-name="T11">&gt;</text:span> <text:s/>(r0+ 00001<text:span text:style-name="T13">0</text:span>)</text:p>
      <text:p text:style-name="P21">010<text:span text:style-name="T14">1</text:span> 111 011 <text:s/>00001<text:span text:style-name="T12">0</text:span> <text:s text:c="3"/>-- r7 --<text:span text:style-name="T11">&gt;</text:span> (r3+ 00001<text:span text:style-name="T13">0</text:span>)</text:p>
      <text:p text:style-name="P23"><text:soft-page-break/>LM</text:p>
      <text:p text:style-name="P23"/>
      <text:p text:style-name="P23"/>
      <text:p text:style-name="P24">0110 <text:s/>111 <text:s/>0 00001110</text:p>
      <text:p text:style-name="P24">0110 <text:s/>011 <text:s/>0 10001000</text:p>
      <text:p text:style-name="P24"/>
      <text:p text:style-name="P24"/>
      <text:p text:style-name="P24">SM</text:p>
      <text:p text:style-name="P24"/>
      <text:p text:style-name="P24">0111 <text:s/>111 0 00001110</text:p>
      <text:p text:style-name="P24">0111 <text:s/>011 0 00001111</text:p>
      <text:p text:style-name="P24"/>
      <text:p text:style-name="P24"/>
      <text:p text:style-name="P25">BEQ</text:p>
      <text:p text:style-name="P25"/>
      <text:p text:style-name="P26">1100 <text:s/>000 <text:s/>101 000111 <text:s/>if (r0 == r5) <text:span text:style-name="T15">r7</text:span> = <text:span text:style-name="T15">r7</text:span>+ <text:span text:style-name="T15">000111&lt;&lt;</text:span>2</text:p>
      <text:p text:style-name="P27">1100 <text:s/>001 <text:s/>111 <text:s/>000111 if (r1 == r7) <text:s/><text:span text:style-name="T16">r7 = r7 + 000111&lt;&lt;2</text:span></text:p>
      <text:p text:style-name="P27"/>
      <text:p text:style-name="P28">JAL </text:p>
      <text:p text:style-name="P28"/>
      <text:p text:style-name="P28">1000 000 000001111</text:p>
      <text:p text:style-name="P28"/>
      <text:p text:style-name="P28">JLR</text:p>
      <text:p text:style-name="P28"/>
      <text:p text:style-name="P28">1001 001 010 <text:s/>000000</text:p>
      <text:p text:style-name="P28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20:54:42.305898911</meta:creation-date>
    <meta:generator>LibreOffice/4.2.8.2$Linux_X86_64 LibreOffice_project/420m0$Build-2</meta:generator>
    <dc:date>2016-10-15T21:35:04.825021263</dc:date>
    <meta:editing-duration>PT39M11S</meta:editing-duration>
    <meta:editing-cycles>47</meta:editing-cycles>
    <meta:document-statistic meta:table-count="0" meta:image-count="0" meta:object-count="0" meta:page-count="2" meta:paragraph-count="43" meta:word-count="261" meta:character-count="1184" meta:non-whitespace-character-count="866"/>
  </office:meta>
</office:document-meta>
</file>